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none" fo:font-weight="normal" officeooo:rsid="002ac14e" officeooo:paragraph-rsid="00088341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style:text-underline-style="none" fo:font-weight="normal" officeooo:rsid="002c76dd" officeooo:paragraph-rsid="00088341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4pt" officeooo:rsid="001d9932" officeooo:paragraph-rsid="00088341" style:font-size-asian="14pt" style:font-size-complex="14pt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2ac14e" officeooo:paragraph-rsid="00088341" style:font-size-asian="20pt" style:font-weight-asian="bold" style:font-size-complex="20pt" style:font-weight-complex="bold"/>
    </style:style>
    <style:style style:name="T1" style:family="text">
      <style:text-properties officeooo:rsid="002b77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Diagramme activité</text:p>
      <text:p text:style-name="P1"/>
      <text:p text:style-name="P1">CDP<text:tab/><text:tab/><text:tab/><text:tab/><text:tab/><text:tab/><text:tab/><text:tab/><text:tab/>site<text:tab/><text:tab/><text:tab/><text:tab/><text:tab/></text:p>
      <text:p text:style-name="P1">____________________________________________________________</text:p>
      <text:p text:style-name="P1"><text:tab/>|<text:tab/><text:tab/><text:tab/><text:tab/><text:tab/><text:tab/><text:tab/><text:tab/><text:tab/>|</text:p>
      <text:p text:style-name="P1">connecter<text:tab/><text:tab/><text:tab/><text:tab/><text:tab/><text:tab/><text:tab/><text:tab/>connecter</text:p>
      <text:p text:style-name="P1">saisir login/<text:span text:style-name="T1">mdp</text:span><text:tab/><text:tab/><text:tab/><text:tab/><text:tab/><text:span text:style-name="T1">&lt;--</text:span><text:tab/>demande de mdp</text:p>
      <text:p text:style-name="P1"><text:span text:style-name="T1">va sur les planning</text:span></text:p>
      <text:p text:style-name="P1"><text:tab/><text:tab/><text:tab/><text:tab/><text:tab/><text:tab/><text:tab/><text:span text:style-name="T1">&lt;--</text:span><text:tab/><text:tab/><text:span text:style-name="T1">valide</text:span></text:p>
      <text:p text:style-name="P2">choisir une promotion</text:p>
      <text:p text:style-name="P1"><text:tab/><text:tab/><text:tab/><text:tab/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6:21:01.967950618</meta:creation-date>
    <dc:date>2020-07-23T16:21:35.183854460</dc:date>
    <meta:editing-duration>PT34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10" meta:word-count="24" meta:character-count="239" meta:non-whitespace-character-count="178"/>
  </office:meta>
</office:document-meta>
</file>